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BM Plex Mono" svg:font-family="'IBM Plex Mono'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ocks">
      <style:table-properties table:display="true" style:writing-mode="lr-tb"/>
    </style:style>
    <style:style style:name="ta2" style:family="table" style:master-page-name="PageStyle_5f_Immutable_20_ledger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38761d" style:direction="ltr" fo:border-right="2.49pt solid #38761d" style:rotation-angle="0" style:rotation-align="none" style:shrink-to-fit="false" fo:border-top="2.49pt solid #38761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BM Plex Sans" fo:font-size="14pt" fo:font-style="normal" fo:text-shadow="none" style:text-underline-style="none" fo:font-weight="bold" style:font-size-asian="14pt" style:font-style-asian="normal" style:font-weight-asian="bold" style:font-name-complex="IBM Plex Sans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3d85c6" style:diagonal-bl-tr="none" style:diagonal-tl-br="none" style:text-align-source="fix" style:repeat-content="false" fo:wrap-option="no-wrap" fo:border-left="2.49pt solid #38761d" style:direction="ltr" fo:border-right="2.49pt solid #38761d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2.49pt solid #38761d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38761d" fo:background-color="#38761d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fe2f3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fo:border-bottom="none" fo:background-color="#cfe2f3" style:text-align-source="fix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38761d" fo:background-color="#38761d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  <style:map style:condition="is-true-formula(LEFT([.B14]; 1)&lt;&gt;&quot;0&quot;)" style:apply-style-name="ConditionalStyle_5f_1" style:base-cell-address="Blocks.B14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38761d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38761d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38761d" style:diagonal-bl-tr="none" style:diagonal-tl-br="none" fo:border-left="none" fo:border-right="2.49pt solid #38761d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B14]; 1)&lt;&gt;&quot;0&quot;)" style:apply-style-name="ConditionalStyle_5f_1" style:base-cell-address="Blocks.B14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38761d" fo:background-color="#38761d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name-complex="IBM Plex Mono" style:font-size-complex="11pt" style:font-style-complex="normal" style:font-weight-complex="normal"/>
      <style:map style:condition="is-true-formula(LEFT([.B14]; 1)&lt;&gt;&quot;0&quot;)" style:apply-style-name="ConditionalStyle_5f_1" style:base-cell-address="'Immutable ledger'.B14"/>
    </style:style>
    <style:style style:name="ce21" style:family="table-cell" style:parent-style-name="Default">
      <style:table-cell-properties fo:border-bottom="2.49pt solid #38761d" style:diagonal-bl-tr="none" style:diagonal-tl-br="none" fo:border-left="none" fo:border-right="2.49pt solid #38761d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FT([.B14]; 1)&lt;&gt;&quot;0&quot;)" style:apply-style-name="ConditionalStyle_5f_1" style:base-cell-address="'Immutable ledger'.B14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ock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lock #</text:p>
          </table:table-cell>
          <table:covered-table-cell table:style-name="ce8"/>
          <table:covered-table-cell table:style-name="ce14"/>
          <table:table-cell/>
          <table:table-cell table:style-name="ce19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ohn Doe</text:p>
          </table:table-cell>
          <table:table-cell table:style-name="ce10" office:value-type="string" calcext:value-type="string">
            <text:p>Japan</text:p>
          </table:table-cell>
          <table:table-cell table:style-name="ce17" office:value-type="currency" office:currency="₿ " office:value="5" calcext:value-type="currency">
            <text:p>₿ 5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office:value-type="string" calcext:value-type="string" table:number-columns-spanned="2" table:number-rows-spanned="1">
            <text:p>09368aa6621cfef4326be541a95e0d7c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abc123n1q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13" table:formula="of:=[.MD5](CONCATENATE([.A1:.C13]))" office:value-type="string" office:string-value="" calcext:value-type="error" table:number-columns-spanned="2" table:number-rows-spanned="1">
            <text:p>Err:509</text:p>
          </table:table-cell>
          <table:covered-table-cell table:style-name="ce18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Block # 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iza Harris</text:p>
          </table:table-cell>
          <table:table-cell table:style-name="ce10" office:value-type="string" calcext:value-type="string">
            <text:p>England</text:p>
          </table:table-cell>
          <table:table-cell table:style-name="ce17" office:value-type="currency" office:currency="₿ " office:value="5" calcext:value-type="currency">
            <text:p>₿ 5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table:formula="of:=[.B14]" office:value-type="string" office:string-value="" calcext:value-type="error" table:number-columns-spanned="2" table:number-rows-spanned="1">
            <text:p>Err:509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abc123j9e1b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13" table:formula="of:=[.MD5](CONCATENATE([.A15:.C27]))" office:value-type="string" office:string-value="" calcext:value-type="error" table:number-columns-spanned="2" table:number-rows-spanned="1">
            <text:p>Err:509</text:p>
          </table:table-cell>
          <table:covered-table-cell table:style-name="ce18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Block # 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mond Kubala</text:p>
          </table:table-cell>
          <table:table-cell table:style-name="ce10" office:value-type="string" calcext:value-type="string">
            <text:p>Spain</text:p>
          </table:table-cell>
          <table:table-cell table:style-name="ce17" office:value-type="currency" office:currency="₿ " office:value="7" calcext:value-type="currency">
            <text:p>₿ 7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table:formula="of:=[.B28]" office:value-type="string" office:string-value="" calcext:value-type="error" table:number-columns-spanned="2" table:number-rows-spanned="1">
            <text:p>Err:509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dfg123j9q1k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13" table:formula="of:=[.MD5](CONCATENATE([.A29:.C41]))" office:value-type="string" office:string-value="" calcext:value-type="error" table:number-columns-spanned="2" table:number-rows-spanned="1">
            <text:p>Err:509</text:p>
          </table:table-cell>
          <table:covered-table-cell table:style-name="ce18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locks.B14:Blocks.C14 Blocks.B28:Blocks.C28 Blocks.B42:Blocks.C42">
            <calcext:condition calcext:apply-style-name="ConditionalStyle_1" calcext:value="formula-is(LEFT([.B14]; 1)&lt;&gt;&quot;0&quot;)" calcext:base-cell-address="Blocks.B14"/>
          </calcext:conditional-format>
        </calcext:conditional-formats>
      </table:table>
      <table:table table:name="Immutable ledger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lock #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ohn Doe</text:p>
          </table:table-cell>
          <table:table-cell table:style-name="ce10" office:value-type="string" calcext:value-type="string">
            <text:p>Japan</text:p>
          </table:table-cell>
          <table:table-cell table:style-name="ce17" office:value-type="currency" office:currency="₿ " office:value="5" calcext:value-type="currency">
            <text:p>₿ 5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office:value-type="string" calcext:value-type="string" table:number-columns-spanned="2" table:number-rows-spanned="1">
            <text:p>09368aa6621cfef4326be541a95e0d7c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abc123n1q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20" table:formula="of:=[.MD5](CONCATENATE([.A1:.C13]))" office:value-type="string" office:string-value="" calcext:value-type="error" table:number-columns-spanned="2" table:number-rows-spanned="1">
            <text:p>Err:509</text:p>
          </table:table-cell>
          <table:covered-table-cell table:style-name="ce21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Block # 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iza Harris</text:p>
          </table:table-cell>
          <table:table-cell table:style-name="ce10" office:value-type="string" calcext:value-type="string">
            <text:p>England</text:p>
          </table:table-cell>
          <table:table-cell table:style-name="ce17" office:value-type="currency" office:currency="₿ " office:value="5" calcext:value-type="currency">
            <text:p>₿ 5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table:formula="of:=[.B14]" office:value-type="string" office:string-value="" calcext:value-type="error" table:number-columns-spanned="2" table:number-rows-spanned="1">
            <text:p>Err:509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abc123j9e1b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20" table:formula="of:=[.MD5](CONCATENATE([.A15:.C27]))" office:value-type="string" office:string-value="" calcext:value-type="error" table:number-columns-spanned="2" table:number-rows-spanned="1">
            <text:p>Err:509</text:p>
          </table:table-cell>
          <table:covered-table-cell table:style-name="ce21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Block # 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Transactions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mond Kubala</text:p>
          </table:table-cell>
          <table:table-cell table:style-name="ce10" office:value-type="string" calcext:value-type="string">
            <text:p>Spain</text:p>
          </table:table-cell>
          <table:table-cell table:style-name="ce17" office:value-type="currency" office:currency="₿ " office:value="7" calcext:value-type="currency">
            <text:p>₿ 7.00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4"/>
          <table:table-cell table:style-name="ce10"/>
          <table:table-cell table:style-name="ce17"/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etadata</text:p>
          </table:table-cell>
          <table:covered-table-cell/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Previous Hash</text:p>
          </table:table-cell>
          <table:table-cell table:style-name="ce11" table:formula="of:=[.B28]" office:value-type="string" office:string-value="" calcext:value-type="error" table:number-columns-spanned="2" table:number-rows-spanned="1">
            <text:p>Err:509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12" office:value-type="date" office:date-value="2022-10-27T16:55:26.677" calcext:value-type="date" table:number-columns-spanned="2" table:number-rows-spanned="1">
            <text:p>2022-10-27 16:55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6" office:value-type="string" calcext:value-type="string">
            <text:p>Junk</text:p>
          </table:table-cell>
          <table:table-cell table:style-name="ce11" office:value-type="string" calcext:value-type="string" table:number-columns-spanned="2" table:number-rows-spanned="1">
            <text:p>dfg123j9q1k</text:p>
          </table:table-cell>
          <table:covered-table-cell table:style-name="ce15"/>
          <table:table-cell table:number-columns-repeated="1021"/>
        </table:table-row>
        <table:table-row table:style-name="ro1">
          <table:table-cell table:style-name="ce7" office:value-type="string" calcext:value-type="string">
            <text:p>Hash</text:p>
          </table:table-cell>
          <table:table-cell table:style-name="ce20" table:formula="of:=[.MD5](CONCATENATE([.A29:.C41]))" office:value-type="string" office:string-value="" calcext:value-type="error" table:number-columns-spanned="2" table:number-rows-spanned="1">
            <text:p>Err:509</text:p>
          </table:table-cell>
          <table:covered-table-cell table:style-name="ce21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mmutable ledger'.B14:'Immutable ledger'.C14 'Immutable ledger'.B28:'Immutable ledger'.C28 'Immutable ledger'.B42:'Immutable ledger'.C42">
            <calcext:condition calcext:apply-style-name="ConditionalStyle_1" calcext:value="formula-is(LEFT([.B14]; 1)&lt;&gt;&quot;0&quot;)" calcext:base-cell-address="'Immutable ledger'.B14"/>
          </calcext:conditional-format>
        </calcext:conditional-formats>
      </table:table>
      <table:table table:name="Data" table:style-name="ta3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9" office:value-type="string" calcext:value-type="string">
            <text:p>Winner</text:p>
          </table:table-cell>
          <table:table-cell table:style-name="ce16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John Doe</text:p>
          </table:table-cell>
          <table:table-cell table:style-name="ce22" office:value-type="string" calcext:value-type="string">
            <text:p>Japan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liza Harris</text:p>
          </table:table-cell>
          <table:table-cell table:style-name="ce22" office:value-type="string" calcext:value-type="string">
            <text:p>England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emond Kubala</text:p>
          </table:table-cell>
          <table:table-cell table:style-name="ce22" office:value-type="string" calcext:value-type="string">
            <text:p>Spain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BM Plex Mono" svg:font-family="'IBM Plex Mono'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₿ </number:currency-symbol>
      <number:number number:decimal-places="2" loext:min-decimal-places="2" number:min-integer-digits="1" number:grouping="true"/>
    </number:currency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ocks" style:display-name="PageStyle_Bl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mutable_20_ledger" style:display-name="PageStyle_Immutable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4" meta:object-count="0"/>
    <meta:generator>LibreOfficeDev/6.0.5.2$Linux_X86_64 LibreOffice_project/</meta:generator>
  </office:meta>
</office:document-meta>
</file>